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Now now, ladies and gentlemen, please settle down. We’re back again today, as we were last year, on our merry way towrite with our eyes closed. Ah, but ut’s not quite like last year you see. We sgall be a lot more cbaotic and free. We will write stories as we please without thinking twice, possibly wih some very convenient plot element to justify every inconsistency. I must say, I’m quite surprised at hpw well written it is without looking so far. Not bad kid, not bad. Atually, irìs bordering on the impressibe. I won’t give you tat satusdaction though. My, just as I was saying that mu writing was all fuvkrf iè. I swear that cnesoring wasn’t done on purpose. It’s hilarious. Now then, there are a few more elements to make this differ from last year: the epxress goal is mstery, and this is just the first step. Ideallu, this writing becomes just an extension of ourselves, and , free to stay in my head. </text:p>
      <text:p text:style-name="Normal">With all that said and done, let’s get a little more playful. I’ve recently come back to watching OSPìs video series on Journey to the West, the Chinese story, and damn it’s fun. And also some kanji weìve been learning lately gave me a few ideas. No seriously, the accuracy of the sentences is botderline impressibe. Why do I always fuck ip when writing that^^- Dammit. But it is quite fun. SSo, the kanji Iìve been learning are all the temple class of kanji. You know, the lot that have temple as a radical. And I got an idea for the mnemonics. And did I tell you that I really liked OSPìs depiction of Journey to the West to the point where I’ll deliberately not look up the original story so as to not spoil muself? MY GOD THE ACCURACY THOUGH. IT’s not 100 percent, but damn it’s high. </text:p>
      <text:p text:style-name="Normal">Well then, ladies and gentlemen, buckle up cuase I’m avout owrite. Hopefully in a more intelligible way than this. Ah yes but before we do, one last difference with last year’s: actially there are not set themes, no stories to confine me. No, we learn to write refardless pf the stories, or rather: we’l we won’t bother about making good stories nor sentences. What comes up comes ip. And, not. nothnig. sauing it lways seems tos spoil it so I’ll krrp mu mouyh dhiy yhid yimr ssstounf. Fucking hell what were you truing to say. ‘Saying it always seems to spoil it so I’ll keep my mouth shut this time around’</text:p>
      <text:p text:style-name="Normal">Also, Genshin. Damn what a game. Like, I could spend hours on end on it. And I do. </text:p>
      <text:p text:style-name="Normal"/>
      <text:p text:style-name="Normal"/>
      <text:p text:style-name="Normal"/>
      <text:p text:style-name="Normal"/>
      <text:p text:style-name="Normal"/>
      <text:p text:style-name="Normal"/>
      <text:p text:style-name="Normal">Now then, let’s train like madmen yes? Unfortunately I canìt just go haywure and di whatever, there has to be some method to the madness. sine way for me to jeep track of what is what. <text:s text:c="1"/>wasd^ tjat one èpssoble point of regerence, but it has to be accopanied. Otherwise I lose it wayyyyy quickly., shidr seems tp ne a food èpomt pf referemce wotj wasd- No, apparently not good enough. Well, it can be, it depends on me. Ahh, wasd shift and spacw. Ywah thatìs a nicetriple point of reference. <text:s text:c="1"/>Good, so that’s the combo for the left side. What of the right? My, I’m afeaid we’ll have to keep a free hand, referenceless, and learn manually with it. Wahhhh, that’s a pain. So since writing a story is extrremely infuriating in these circumstances, let’s just write random stufff and joprfillu learn. Oh Bboy does the rifhr side suffer from this. </text:p>
      <text:p text:style-name="Normal">Doko made, demo. Sorry, let us resume. Now then, let’s get a .ittle less chaotic than before, and a bit more organized. <text:s text:c="1"/>While this makes me write better, as in it increases my accuracu, Oìm afeaid we’re giving ip on... nvm, we’re actually less accurate for some reason. Makes me think of ‘the more you think, the greater the chance of plauinga <text:s text:c="1"/>bad move type of stuff’.So, a sort of survivor bias? Kind of, but not her eI think. <text:s text:c="1"/></text:p>
      <text:p text:style-name="Normal"/>
      <text:p text:style-name="Normal">So, let’s talk about random stuff with the express goal of dlratning to write this way. <text:s text:c="1"/>I’m thinking about having a reference point for the right too, but it’d not easy to find, and it leaves a hige spaec in the middle of the keuboard that I donìt cover.</text:p>
      <text:p text:style-name="Normal"/>
      <text:p text:style-name="Normal"/>
      <text:p text:style-name="Normal"/>
      <text:p text:style-name="Normal">My, how troublesome it is. It’s definitely difficult, but with some practice, it’s not impossible. So, let’s do just that and practice. Remember, deliberate practoce os what we havw tp do. </text:p>
      <text:p text:style-name="Normal">Let’s learn to write, a dww words at a time. </text:p>
      <text:p text:style-name="Normal">Let’s tru to pinpoint things. Ultimately, what we want is to unite soeed with accuracy. Currently, we have neither one nor the other. Now, between plauing good moves slowlu and plauing bad moves reallu reallu fast, the former is preferable. It seems I confise u and i. Dammit, I’n off. Right side problem. </text:p>
      <text:p text:style-name="Normal">So, lwr’a juar rLK. lET’A JUAR PEACRICW BY WRITING RANDOM THOUGHTS. Oh boy, all caps huh. </text:p>
      <text:p text:style-name="Normal"/>
      <text:p text:style-name="Normal"/>
      <text:p text:style-name="Normal"/>
      <text:p text:style-name="Normal">Who am I I’m M.I.M.E. I’m not the one you wanna fuck with</text:p>
      <text:p text:style-name="Normal">çate nightìs messing up my sleep so Iìm flistered</text:p>
      <text:p text:style-name="Normal"/>
      <text:p text:style-name="Normal">Whi are you better know yourself.</text:p>
      <text:p text:style-name="Normal"/>
      <text:p text:style-name="Normal"> Taking out aggression with my pen bevause I trust it.</text:p>
      <text:p text:style-name="Normal"/>
      <text:p text:style-name="Normal">Slow and steady wins the race, or so they say. Well, tjos methof certanlu has its merits. </text:p>
      <text:p text:style-name="Normal">I don’t know what conclisions uoiì’ll have drawn, but I’ve been unavle to create a reference pattern on the right side despite what I said last time, and so I find myself sruffling quite a bit. </text:p>
      <text:p text:style-name="Normal">Well then, without anything better to do, let’s expose some of the elements that O want to put in place in TCTW .</text:p>
      <text:p text:style-name="Normal">Or not. </text:p>
      <text:p text:style-name="Normal">For some reason, I feeel like I won’t. </text:p>
      <text:p text:style-name="Normal">So, lr’s taòl anpit ptjer .</text:p>
      <text:p text:style-name="Normal">So, let’s talk about other things insteasd.</text:p>
      <text:p text:style-name="Normal">I hope this is going to be worth it in the end. But honestly, I think it definitely has the potential to. My, my writing has gotten a fair bit better I’d say. Indeed it has, congratulations, although itìs only a small step. </text:p>
      <text:p text:style-name="Normal">It’s currently sicteen thirty, and I give you until eighteen to work on this. An unexpected trouble, a blessing in a curese maybe: Numbers will have to be written with letters for now. </text:p>
      <text:p text:style-name="Normal">One things this definitely is though is,,, not all that fun. Oh well, you predicted that we’d have to go through such a phase, didn’t you?</text:p>
      <text:p text:style-name="Normal">Well then, whar can we do to beighten things a but? I’d say, immerse ourselves in an atmosphere. Ahh, but that’s the thing with atmospheres: they’re quite disagreeable on some topics, like when and how wthey want o appear. </text:p>
      <text:p text:style-name="Normal">Then, what do uoi èrpèpse^ What anpit o,,ersomg pirseòves omtp a wpròd omstead^ </text:p>
      <text:p text:style-name="Normal">çetìs</text:p>
      <text:p text:style-name="Normal">Then, what do you propose? What about immersing ourselves into a world instead? Let’s... give it a tru them.</text:p>
      <text:p text:style-name="Normal"/>
      <text:p text:style-name="Normal">Ah I have an idea as to which world, but I’ll need to read for a few minutes. Don’t woeeu, itìs something I wrote.</text:p>
      <text:p text:style-name="Normal">It’ll take just a short while. Done. Hmm, I’m not convinced by my own writing, I guess we stull have a long way to go.</text:p>
      <text:p text:style-name="Normal">So, what issues did uoi find? </text:p>
      <text:p text:style-name="Normal">Well, it didn’t create the atmosphere I wanted, and thatìs not for the lack of words which shoild inspire it. No, it’s how I string them together that’s not satisfactory.It might have also beeen a little too fast. The deliveru was off. </text:p>
      <text:p text:style-name="Normal">I see. How do uoi propose we fix all of tjat^ O wpiòd meed tp tjoml anpit tjat. </text:p>
      <text:p text:style-name="Normal">My, all off, again. </text:p>
      <text:p text:style-name="Normal"/>
      <text:p text:style-name="Normal">It’s a recurring thing, itìs envedded deep within my style, anf I need to find a way to fix it.</text:p>
      <text:p text:style-name="Normal">Well, learning to tame that flaw and transforming it into a strength, that’s mastery. I don’t pretenf to ve a master writer, because I still have to achieve my objectivesm and yet eveb cinoketubg ny ibhìjectives wib’t be ebough, There’s so much more to it all than just that. Is there? Ues.</text:p>
      <text:p text:style-name="Normal"/>
      <text:p text:style-name="Normal">Turn that page for me, I cannot erase the time of sleep, I cannot be loved so set me free, I cannot deliver your love or carress yours soul so turn that page for me, I cannot embrace the touch that you give, I cannot find solace, in your words,I cannot deliver you your love or caress your soul.</text:p>
      <text:p text:style-name="Normal"/>
      <text:p text:style-name="Normal">Who would have thought that afew hours was all it took to get to this level: the accuracy is alreadu much better. <text:s text:c="1"/></text:p>
      <text:p text:style-name="Normal"/>
      <text:p text:style-name="Normal"/>
      <text:p text:style-name="Normal">Hey, what do you think of writing poems?</text:p>
      <text:p text:style-name="Normal">Honestly, it sounds like a wonderful idea. And it’s been a while since I wrote one. Lasr rime was the one we hacen’t rereaf uet, their first story, his first story.</text:p>
      <text:p text:style-name="Normal"/>
      <text:p text:style-name="Normal">I have made a choice thoigh: sometimes it’s important that music doesn’t interfere. Sometimes, it is. </text:p>
      <text:p text:style-name="Normal"/>
      <text:p text:style-name="Normal">What shall we write on then? I wonder, let’s mae a story-</text:p>
      <text:p text:style-name="Normal"/>
      <text:p text:style-name="Normal"/>
      <text:p text:style-name="Normal"/>
      <text:p text:style-name="Normal"/>
      <text:p text:style-name="Normal"/>
      <text:p text:style-name="Normal"/>
      <text:p text:style-name="Normal"/>
      <text:p text:style-name="Normal">Sometimes, gods play dice, and sometimes, gods play for fun. </text:p>
      <text:p text:style-name="Normal">Sometimes, they make mistakes, and one time, they broke the Sun.</text:p>
      <text:p text:style-name="Normal">But such trivial errors came to pass, so long could touch them the Great One.</text:p>
      <text:p text:style-name="Normal"/>
      <text:p text:style-name="Normal"/>
      <text:p text:style-name="Normal"/>
      <text:p text:style-name="Normal">Clearly, it’s not what you want, so stop lying to yourself.</text:p>
      <text:p text:style-name="Normal"/>
      <text:p text:style-name="Normal">In fact, it doesn’t even make sense anynore. What is it that you want, I wonder... Let’s play your game for a while, and see where it takes us. But really, you should prepare to change. Change dreams. </text:p>
      <text:p text:style-name="Normal">We only have this much left, we can only do so much. You’re scared of throwing it all away and having to restart again. All, from scratch.</text:p>
      <text:p text:style-name="Normal">And for that reason, you don’t want to change, you want to hold on to this so called dream. But tell me, it’s happiness we’re chasing. Is that all it’s worth to you? Is it worth so little you’d let a vague fear stop you?</text:p>
      <text:p text:style-name="Normal"/>
      <text:p text:style-name="Normal">We’ll play your game for a little while, but be ready to change.</text:p>
      <text:p text:style-name="Normal"/>
      <text:p text:style-name="Normal">Some decisions we’ve made are stupid, but most of them, while instinctive, weren’t half bad. </text:p>
      <text:p text:style-name="Normal">I don’t know why I’m saying this. What... I don’t know anymore.</text:p>
      <text:p text:style-name="Normal">I really am kinda lost, and I know it’s all my fault. Or maybe, it’s more like I haven’t found my way yet. That seems closer to it. Let’s clear a few things out and come back to this later. It’s important.</text:p>
      <text:p text:style-name="Normal"/>
      <text:p text:style-name="Normal">And so, here I am. What am I to do? I believe, to try out stories. Time and time again we will try them, until we are either satisfied that it is what you want, or we are satisfied that it isn’t.</text:p>
      <text:p text:style-name="Normal">We ate mpt qiote readi iet tp imdertale </text:p>
      <text:p text:style-name="Normal">We are not readu uet to undertake that journey whence we wrote a story with our eues closed, but we will get there eventually. Until then, feel free to write whatever you want, although I understand that this is an oppressive amount of freedom.</text:p>
      <text:p text:style-name="Normal"/>
      <text:p text:style-name="Normal"/>
      <text:p text:style-name="Normal">Ah, my dreams, I haven’t talked about them in a very long time, and uet theu’ve gitten... different. Different, but the same. In the long period where they’ve gone unchronicled, a lot has happened. So much has happened, and a lot of memorable episodes that didn’t require my writing thrm down for me to remember them. </text:p>
      <text:p text:style-name="Normal">What a strange word, chronicles. What a unique sound. Inherited no doubt from Chronos, the ancient Greek pantheon’s father of time. Maybe not directly, or maybe som it’s not for me to tell. </text:p>
      <text:p text:style-name="Normal"/>
      <text:p text:style-name="Normal">I have to struggle through this, undergo this initial learning phase, so that I can finally settle the matter on whether or not writing is what I want. </text:p>
      <text:p text:style-name="Normal">Fortunately, I’m learning quickly. Still need some help, but I’m learning fairly quickly. The issue will be the mastering. To incorporate this within my style, I’ll hsve to write a full storu. Luckily, I already have ideas for that. This will tell me what I want, presumably. </text:p>
      <text:p text:style-name="Normal"/>
      <text:p text:style-name="Normal"/>
      <text:p text:style-name="Normal">Until then, let’s gain more confidence and skill in this. <text:s text:c="1"/>Yup, you’re definitely getting better, Not bad kidm not bad at all. Still some things that need to be corrected though. <text:s text:c="1"/>Then, let’s relax that seriousness a bit. </text:p>
      <text:p text:style-name="Normal">Uoi know, I have no idea how himans normally converse. Like, two himan beingsm how in the world do they manage to find a subject to discuss upon. What is it that they talk about, and what’s the point? Yup, that’s a nice thing to delve into.</text:p>
      <text:p text:style-name="Normal">You see, thing is, until recently you hadn’t figured out that we can do sich a thing as ‘talking thinfs out’. To say that your communication skills are abysmal is a but of an understatement. <text:s text:c="1"/>Even until recently, you thought that debates were cinoketeky ysekess, completely useless, and uet they’re an exellent way to see things from different perspectives. You know, broaden your horizons and stuff. Discussions are similar. A nit. They don’t always bring something new, but you can learn stuff from another person, even if it’s only their name, or what their favourite colour is. Remings me of a statement from Le Petit Prince: a person’s name, their favourite colour, the food tjey hate and the one they love, their colour. This is what defines a person. I can say that you’re alive because you like blue and green and red. Bevaise you like listening to music, and you like animes and manfas. Snf you enjou video games. So, you’re alive.</text:p>
      <text:p text:style-name="Normal">A simple life is fine too, you know? Yeah, but I think I want to be greedy. I want a simple, fun life. In the end... In the end, thatìs all that matters. So, make sure that you have lots and lots of fun. Andm we know, We know what fun is, It’s ceru hard to getm but I’m walking down this path in the hopes that I will attain it, fun.</text:p>
      <text:p text:style-name="Normal">Ah, a very important thing before we go: how do we decide that our current level is satisfactory and that we can move on to writing that story of yours? That’s an excellent quiestion, let’s tru and find an answer.</text:p>
      <text:p text:style-name="Normal">Oh, and a very important addition: you enjoy stories, so you’re alive.</text:p>
      <text:p text:style-name="Normal">Mischievous, that’s the word.</text:p>
      <text:p text:style-name="Normal">I have many goals in life, but one of the most important ones is thatm at sone point, and from then on, I love you. That would be a nice thing to achieve. I’m getting sleepy, so I’ll leave, with that question still unanswered, but it doesn’t really matter.</text:p>
      <text:p text:style-name="Normal"> See ypi, have agood night.</text:p>
      <text:p text:style-name="Normal"/>
      <text:p text:style-name="Normal"/>
      <text:p text:style-name="Normal"/>
      <text:p text:style-name="Normal">Hey did you know? Apparently I’m addicted to music. More precisely, I’m addicted to listening to music with some sort of headphones. I’m discovering this now through the backlash of not doing it. Because I’m unable to. And the frustration is coming from a lot of other stuff too. </text:p>
      <text:p text:style-name="Normal">Like, that maybe I’ve been on a false trail for the past two years. Really now. Really now. </text:p>
      <text:p text:style-name="Normal">Oh boy, I’m frustrated beyond words, and I have no clue what to do. I have no way to take out my frustration, none that I approve of anyway. In fact, it’s more like I’ve closed off so many ways for so long that none come to mind as a possibility. </text:p>
      <text:p text:style-name="Normal">For now, I’ll simply write with my eyes open. </text:p>
      <text:p text:style-name="Normal">Ah, I think I’m going to sleep early, so that I can wake up at some unholy hour, finally. And at that unholy hour, I’ll do more research, more experiments: is this what I want? I have to answer that question. I have to. </text:p>
      <text:p text:style-name="Normal">And if it isn’t, then what? There’s... I DONT KNOW.. IM TIRED:</text:p>
      <text:p text:style-name="Normal"/>
      <text:p text:style-name="Normal"/>
      <text:p text:style-name="Normal"/>
      <text:p text:style-name="Normal"/>
      <text:p text:style-name="Normal"/>
      <text:p text:style-name="Normal">THIS IS TOO FRUSTRATING: I HATE IT: WHY WHYWHY.</text:p>
      <text:p text:style-name="Normal">AHAHAHAHAHA, ITS? SO FUNNY ISNT IT; FIRST WORLD PROBLEMS: LOOK AT WHAT IM COMPLAINING ABOUT; LOOK AT WHAT IM FRUSTRATED AT: ITS SUCH A BIG DEAL ISNT IT: YES IT IS</text:p>
      <text:p text:style-name="Normal">Yes it is. It’s a big deal for me. It’s a big deal, for me. </text:p>
      <text:p text:style-name="Normal">It’s my happiness, you see. It’s a big deal, to me. </text:p>
      <text:p text:style-name="Normal"/>
      <text:p text:style-name="Normal"/>
      <text:p text:style-name="Normal">I don’t know anymore. I know I want to do write that story at least, but then, no. Maybe I shouldn’t write that story after all. But I don’t want to give up on that glimpse of the future, those delusions I’ve built for myself.</text:p>
      <text:p text:style-name="Normal">And yet, you know, I think stories are it, for you. Then why isn’t it working? Then why don’t I feel what I want to feel? Because... maybe it’s because that’s a stupid expectation. </text:p>
      <text:p text:style-name="Normal">You know, I couldn’t help but laugh at that sentence. I think you’re right. It is a very stupid expectation. In fact, I have an example of it right here in my mind: just before I watched Spirited Away. It was The movie, so of course, having watched Your Name, and given the amount of raw emotions it gave me, I expected the movie that outsold it to have even more power. </text:p>
      <text:p text:style-name="Normal">Of course, that’s not the charm of Spirited Away, so of course on that side, I’ve been thoroughly disappointed, and that made me appreciate the movie less than I should have. Because I still tasted it, what made people like it so much. And it was sweet, and... what’s the word? In Italian it’s “<text:span text:style-name="T1">Dolce</text:span>”, which, given the other meanings, yes that’s the best word for it. Soft, is what I wanted to say, but dolce is better at expressing it, although it has a connotation of being overly sweet, which the movie wasn’t. No, Spirited Away had just the perfect amount of sugar to it. It was very little sugar, but it was perfect. </text:p>
      <text:p text:style-name="Normal">So, maybe I shouldn’t go into writing with those big expectations of mine. In fact, it’s probably better if I try getting into it with no expectations at all, although good luck doing that. But I think I’ve hit upon something very very important to enjoy creating. Not having expectations. It will come on its own, what you want. It will come when it wants to. </text:p>
      <text:p text:style-name="Normal">So, thank you. </text:p>
      <text:p text:style-name="Normal"/>
      <text:p text:style-name="Normal">Then, let’s go to sleep and wake up at an unholy hour, and see if we can enjoy writing. That question, in the end, still holds, but now I’ve much less doubts about stories being it for us. </text:p>
      <text:p text:style-name="Normal">Also, I’ll have to state my razor in a better way, because it isn’t expressing what I want it to express.</text:p>
      <text:p text:style-name="Normal"/>
      <text:p text:style-name="Normal">Taking out aggression with my pen because I trust it.</text:p>
      <text:p text:style-name="Normal"><text:line-break/>Thanks Es, I’ve followed your advice once again, and I’ve probably overcome a huge hurdle thanks to you. Well, it’s time to sleep, see you tomorrow at said unholy hour, hopefully. </text:p>
      <text:p text:style-name="Normal">No, not hopefully, see you tomorrow morning, at six. Good night.</text:p>
      <text:p text:style-name="Normal"/>
      <text:p text:style-name="Normal"/>
      <text:p text:style-name="Normal">Morning sweetheart. What in the world was the point in my waking up this early. While you say that, I’ll <text:s text:c="1"/>have you know that you’re still terribly late. Within the hour, mind you, it’s still six am, somewhat. Yes, it’s six past fiftu nine I believe. OOps, bately in time I guess. No, not at all...</text:p>
      <text:p text:style-name="Normal">So, good morning. Morning. And uhh, what now?</text:p>
      <text:p text:style-name="Normal">Frankly, I don’t know. Shall we get started onto something? Yes, I’d say so. <text:s text:c="1"/>Remember what I told you, you are a storu, and now the time has come for me to make true of that claim. Let’s make you into a nice story, shall we?</text:p>
      <text:p text:style-name="Normal">Although, one could argue, you’re already plenty a story as is. Let’s just sau, I’ll make you officially into one. Ah, I still have problems with my y it seems. Yup, itìs quind of beyond the range of my right hand. How in the world did ypu write kind...</text:p>
      <text:p text:style-name="Normal"/>
      <text:p text:style-name="Normal"/>
      <text:p text:style-name="Normal"/>
      <text:p text:style-name="Normal"/>
      <text:p text:style-name="Normal">Listen, dear reader, for I have a secret:</text:p>
      <text:p text:style-name="Normal">This story begins in a different sea.</text:p>
      <text:p text:style-name="Normal">It’s a sea of ink, borne in a black trinket, </text:p>
      <text:p text:style-name="Normal">In precious white pages that listen to me.</text:p>
      <text:p text:style-name="Normal"/>
      <text:p text:style-name="Normal">Should you chance to find it, then be at ease,</text:p>
      <text:p text:style-name="Normal">For you’ll know how this world came to be what it is.</text:p>
      <text:p text:style-name="Normal"/>
      <text:p text:style-name="Normal"/>
      <text:p text:style-name="Normal"/>
      <text:p text:style-name="Normal">How does such a mistake reflect upon the world? What happens after the “sands of time got mixed up a bit”? </text:p>
      <text:p text:style-name="Normal">The immediate feeling was surprisingly similar to when one is born: there is no preamble, there is no introduction, there is stuff and things, and welcome to the world. Nature’s old rules have become obsolete, and physicists will grieve their fundamental laws. And even though everything has changed, to the world it’s as if it has always been this way. </text:p>
      <text:p text:style-name="Normal">Ages and eras have merged, and their respective inhabitants are now forced to coexist. <text:s text:c="1"/>In the unfortunate hourglass that had been victimized by the gods, the sands of future now contained grains of the past, and those of the past now bear parts of the future. The amount in each of them is unknown but outrageous, as the present now enjoys situations most egregious. </text:p>
      <text:p text:style-name="Normal">The Earth was the first to suffer from this unhappy accident: it received a complete makeover, with the old continents gone and replaced by a shiny new land belt, cutting through the planet diagonally. It was like a ring, going through where the Asian and African continent once stood, passing by territories that once belonged to the tip of the South American landmass, and then went round a little way under of the North Pole before closing itself on former Asian soil. Then, courtesy of the past, some continents emerged where there were once none.</text:p>
      <text:p text:style-name="Normal">As to life, a modern researcher who survived had made a comprehensive list of all the positive consequences of the accident, and which he presented to what was left of the scientific community. The presentation went thusly: “Ladies and gentlemen, welcome and thank you for your presence in these troubling times. Without any ado, let me expose all the good that has come from the recent accident: first of all, biodiversity has been nice for a while. This concludes my presentation, thank you for your attention.” <text:s text:c="4"/></text:p>
      <text:p text:style-name="Normal">It isn’t easy to deduce, and maybe only the sharpest and brightest minds could infer it, but from this speech one could almost figure out that not much good has come out of the accident. A great deal of initial confusion was quasi-immediately followed by a sudden realization and the mourning of those whose existence was erased. Then, surprise was the general emotion felt at what was around, from new lands waiting to be discovered to past species wandering around just as lost as their future counterparts.</text:p>
      <text:p text:style-name="Normal"> <text:s text:c="1"/></text:p>
      <text:p text:style-name="Normal">The world as we knew it was no more, the balance had been shattered. The natural order that had previously established itself was gone. Now, there is chaos. Many would laugh at their situation so as not to cry at it, and it was commonly said that while Earth wasn’t quite Hell, it sure did resemble Pandemonium. But every coin has two sides, and the Great God worked hard to make sure that the other side would show itself. Encouraged by fate and with divine hands held out to it, out of Pandora’s box, at last, came Hope. </text:p>
      <text:p text:style-name="Normal">Tien was a farmer in ancient China. He’d led a quiet life, and died a quiet death. His story should have ended a long time ago, and yet here he was, on unfamiliar soil, very much living and very much breathing. He was pleasantly surprised that he was in the prime of his life, and yet maintained the knowledge and experiences of his past lifetime. What’s more, with him were his wife and his unborn son. It was a snapshot of <text:s text:c="1"/>the past, brought to life far into the distant future. </text:p>
      <text:p text:style-name="Normal"/>
      <text:p text:style-name="Normal">“From now on, this will be your present. Our present.”</text:p>
      <text:p text:style-name="Normal">This is what a young god told the family as a welcome to this new world. <text:s text:c="1"/></text:p>
      <text:p text:style-name="Normal">They were given a home in a safe civilized region as well as a land to work on, and for some time, they were left in peace. This time they spent familiarizing themselves with their new environment, meeting new people, discovering new cultures and technologies, and most importantly, getting a grasp on the current situation. </text:p>
      <text:p text:style-name="Normal">They soon made friends with whoever was around to be befriended, and in no time, a large yet tight-knit community of people from all times and places was formed. And at the heart of it, there was Tien. The diversity that should have been a mighty obstacle to this unification had instead become a fun, secondary problem to overcome for everyone. And, unbeknownst to himself, Tien was the reason why. </text:p>
      <text:p text:style-name="Normal">This community would thrive and for years it would keep growing, and one day, half a decade after they’d last met, the young god that had welcomed Tien presented himself again. This time though, he was accompanied by a council of gods, numbering in the dozens and all wearing a serious expression, and it seemed they all came to talk to him in the privacy of his house. </text:p>
      <text:p text:style-name="Normal">“We have a request to make to you, Chosen One,” started one of the gods, “But first let me explain how matters currently stand: five years ago, after the hourglass accident, both Heaven and Earth were left in a turmoil. Even now, Heaven is still recovering from the aftermath, and that’s to say nothing of Earth. Bringing order and peace not only to the Palace but to every realm beyond is taking all of the Great God’s attention. But even with all the help we can provide him progress is slow and costly. This is why we cannot currently deal with the situation on Earth, and in all likelihood things will stay that way for a long time.”</text:p>
      <text:p text:style-name="Normal">“But we haven’t given up on you, far from it,” continued a goddess, “your people will tell you that we answer their prayers, and our work against this accident began on the very moment it occurred. To be more precise, we are creating a prophecy, and you are at the centre of it.”</text:p>
      <text:p text:style-name="Normal">This was understandably quite the revelation, but instigated by the grave faces that the council put on, Tien simply nodded and waited for more. It was an old and clear voice that spoke out this time.</text:p>
      <text:p text:style-name="Normal">“You master your emotions well, young one. That is a good sign, that is a good sign... As you have undoubtedly noticed, while you and others who travelled through time all remember their lives until their current age, your family is the only one that also remembers the entirety of their past lives, until death and beyond. You may thank the Great God for that. He has seen in you something he couldn’t find in others. At the very least, your soul might be the purest, but I would be surprised if that were all there is to it: you are chosen to be his representative on Earth. He chose not a god, not a natural spirit, but you. And he would like to entrust you with a certain task, but of course, you’d have to be willing to undertake it. Otherwise, it would be pointless.”</text:p>
      <text:p text:style-name="Normal">He waited for a moment, to see whether Tien would raise any objection, but there were none, for the latter once again simply nodded and waited for them to continue. <text:s text:c="6"/></text:p>
      <text:p text:style-name="Normal">“Very well, then if you please, Garador.”</text:p>
      <text:p text:style-name="Normal">At this signal the young god pulled out a scroll and started reading from it.</text:p>
      <text:p text:style-name="Normal">“Good evening Tien, I have a request to make to you. Would you please travel the world?”</text:p>
      <text:p text:style-name="Normal">That was all the scroll read. <text:s text:c="1"/></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